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623" officeooo:paragraph-rsid="00093623"/>
    </style:style>
    <style:style style:name="P2" style:family="paragraph" style:parent-style-name="Standard">
      <style:text-properties officeooo:rsid="00093623" officeooo:paragraph-rsid="000a18b0"/>
    </style:style>
    <style:style style:name="P3" style:family="paragraph" style:parent-style-name="Standard">
      <style:text-properties officeooo:rsid="000a18b0" officeooo:paragraph-rsid="000a18b0"/>
    </style:style>
    <style:style style:name="T1" style:family="text">
      <style:text-properties officeooo:rsid="000936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/Examples/RGB-D/rgbd_tum Vocabulary/ORBvoc.txt <text:s/>Examples/RGB-D/TUM2.yaml <text:s/>/home/chenchen/Dataset/rgbd_dataset_freiburg2_pioneer_360 /home/chenchen/Dataset/rgbd_dataset_freiburg2_pioneer_360/associations.txt</text:p>
      <text:p text:style-name="P1"/>
      <text:p text:style-name="P2">./Examples/RGB-D/rgbd_tum Vocabulary/ORBvoc.txt <text:s/>Examples/RGB-D/TUM2.yaml </text:p>
      <text:p text:style-name="P3">/home/chenchen/slambook-master/3rdparty/rgbd_dataset_freiburg1_xyz /home/chenchen/slambook-master/3rdparty/rgbd_dataset_freiburg1_xyz<text:span text:style-name="T1">/associations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6:47:45.919498624</meta:creation-date>
    <dc:date>2019-04-02T19:13:30.532288760</dc:date>
    <meta:editing-duration>PT1H45M24S</meta:editing-duration>
    <meta:editing-cycles>1</meta:editing-cycles>
    <meta:document-statistic meta:table-count="0" meta:image-count="0" meta:object-count="0" meta:page-count="1" meta:paragraph-count="3" meta:word-count="10" meta:character-count="431" meta:non-whitespace-character-count="420"/>
    <meta:generator>LibreOffice/5.1.6.2$Linux_X86_64 LibreOffice_project/10m0$Build-2</meta:generator>
  </office:meta>
</office:document-meta>
</file>